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" svg:font-family="Time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style:font-name="Times" fo:font-size="12pt" fo:background-color="#ffffff"/>
    </style:style>
    <style:style style:name="P2" style:family="paragraph" style:parent-style-name="Text_20_body">
      <style:text-properties style:font-name="Times" fo:font-size="14pt" fo:font-weight="bold" fo:background-color="#ffffff"/>
    </style:style>
    <style:style style:name="P3" style:family="paragraph" style:parent-style-name="Text_20_body">
      <style:text-properties style:font-name="Times" fo:font-size="18pt" fo:font-weight="bold" fo:background-color="#ffffff"/>
    </style:style>
    <style:style style:name="P4" style:family="paragraph" style:parent-style-name="Text_20_body" style:list-style-name="L1">
      <style:text-properties style:font-name="Times" fo:font-size="18pt" fo:font-weight="bold" fo:background-color="#ffffff"/>
    </style:style>
    <style:style style:name="P5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style:font-name="Times" fo:font-size="12pt" fo:background-color="#ffffff"/>
    </style:style>
    <style:style style:name="P6" style:family="paragraph" style:parent-style-name="Text_20_body">
      <style:paragraph-properties fo:margin-left="0.4925in" fo:margin-right="0in" fo:text-indent="0in" style:auto-text-indent="false"/>
    </style:style>
    <style:style style:name="P7" style:family="paragraph" style:parent-style-name="Text_20_body">
      <style:paragraph-properties fo:margin-left="0.9846in" fo:margin-right="0in" fo:text-indent="0in" style:auto-text-indent="false"/>
    </style:style>
    <style:style style:name="P8" style:family="paragraph" style:parent-style-name="Text_20_body">
      <style:paragraph-properties fo:margin-left="0.9846in" fo:margin-right="0in" fo:text-indent="0in" style:auto-text-indent="false"/>
      <style:text-properties style:font-name="Times" fo:font-size="12pt" fo:background-color="#ffffff"/>
    </style:style>
    <style:style style:name="P9" style:family="paragraph" style:parent-style-name="Text_20_body">
      <style:paragraph-properties fo:margin-left="0.9846in" fo:margin-right="0in" fo:text-indent="0in" style:auto-text-indent="false"/>
      <style:text-properties style:font-name="Times" fo:font-size="14pt" fo:background-color="#ffffff"/>
    </style:style>
    <style:style style:name="P10" style:family="paragraph" style:parent-style-name="Text_20_body">
      <style:paragraph-properties fo:margin-left="1.4772in" fo:margin-right="0in" fo:text-indent="0in" style:auto-text-indent="false"/>
      <style:text-properties style:font-name="Times" fo:font-size="12pt" fo:background-color="#ffffff"/>
    </style:style>
    <style:style style:name="T1" style:family="text">
      <style:text-properties fo:font-size="12pt"/>
    </style:style>
    <style:style style:name="T2" style:family="text">
      <style:text-properties style:font-name="Times" fo:font-size="12pt" fo:background-color="#ffffff"/>
    </style:style>
    <style:style style:name="T3" style:family="text">
      <style:text-properties style:font-name="Times" fo:font-size="12pt" fo:font-weight="bold" fo:background-color="#ffffff"/>
    </style:style>
    <style:style style:name="T4" style:family="text">
      <style:text-properties style:font-name="Times" fo:font-size="14pt" fo:font-weight="bold" fo:background-color="#ffffff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772in" fo:text-indent="-0.25in" fo:margin-left="0.877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272in" fo:text-indent="-0.25in" fo:margin-left="1.127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72in" fo:text-indent="-0.25in" fo:margin-left="1.377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272in" fo:text-indent="-0.25in" fo:margin-left="1.627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772in" fo:text-indent="-0.25in" fo:margin-left="1.877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272in" fo:text-indent="-0.25in" fo:margin-left="2.127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772in" fo:text-indent="-0.25in" fo:margin-left="2.3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272in" fo:text-indent="-0.25in" fo:margin-left="2.627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772in" fo:text-indent="-0.25in" fo:margin-left="2.877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272in" fo:text-indent="-0.25in" fo:margin-left="3.1272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827in" fo:text-indent="-0.25in" fo:margin-left="1.082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27in" fo:text-indent="-0.25in" fo:margin-left="1.332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27in" fo:text-indent="-0.25in" fo:margin-left="1.582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27in" fo:text-indent="-0.25in" fo:margin-left="1.832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27in" fo:text-indent="-0.25in" fo:margin-left="2.082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27in" fo:text-indent="-0.25in" fo:margin-left="2.332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27in" fo:text-indent="-0.25in" fo:margin-left="2.582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27in" fo:text-indent="-0.25in" fo:margin-left="2.832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27in" fo:text-indent="-0.25in" fo:margin-left="3.082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27in" fo:text-indent="-0.25in" fo:margin-left="3.3327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62in" fo:text-indent="-0.25in" fo:margin-left="1.286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62in" fo:text-indent="-0.25in" fo:margin-left="1.536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62in" fo:text-indent="-0.25in" fo:margin-left="1.786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62in" fo:text-indent="-0.25in" fo:margin-left="2.036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62in" fo:text-indent="-0.25in" fo:margin-left="2.286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62in" fo:text-indent="-0.25in" fo:margin-left="2.536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62in" fo:text-indent="-0.25in" fo:margin-left="2.786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362in" fo:text-indent="-0.25in" fo:margin-left="3.036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62in" fo:text-indent="-0.25in" fo:margin-left="3.2862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386467949193599118" text:style-name="L1">
        <text:list-header>
          <text:p text:style-name="P4"><text:s text:c="24"/>Resume </text:p>
        </text:list-header>
      </text:list>
      <text:p text:style-name="P3">kigoto Patrice </text:p>
      <text:p text:style-name="P3"/>
      <text:p text:style-name="P2">1020 Huntington Trace, </text:p>
      <text:p text:style-name="P2">Smyrna, GA 30082 </text:p>
      <text:p text:style-name="P2">562 377 2245 (cellphone) </text:p>
      <text:p text:style-name="P2">kigoto4@gmail.com </text:p>
      <text:p text:style-name="P2"/>
      <text:p text:style-name="Text_20_body"><text:span text:style-name="T4"><text:s text:c="4"/>Experiences</text:span></text:p>
      <text:p text:style-name="P6"><text:span text:style-name="T2"><text:s text:c="14"/>Taxi Driver from March 2010 to 2014</text:span></text:p>
      <text:p text:style-name="P9"><text:span text:style-name="T1"><text:s text:c="5"/>Key responsibilities </text:span></text:p>
      <text:p text:style-name="P8"><text:s text:c="7"/>Provide ride service for customers who need taxi cab in California </text:p>
      <text:p text:style-name="P7"><text:span text:style-name="T2"><text:s text:c="7"/>area metro and surrounding. </text:span></text:p>
      <text:p text:style-name="P7"><text:span text:style-name="T2">Certified Accountant at Bethesda Clinic, Nairobi, Kenya </text:span></text:p>
      <text:p text:style-name="P7"><text:span text:style-name="T2"><text:s text:c="2"/>Key responsibilities </text:span></text:p>
      <text:p text:style-name="P8"><text:s text:c="5"/>General Accounting duties including Auditing </text:p>
      <text:p text:style-name="P8"><text:s text:c="11"/>Coordinator of the Daily running operations of the business.</text:p>
      <text:p text:style-name="P10">Plan, manage and organize the activities of the project office as per the designed document; <text:s text:c="9"/>project ideas, gaps, best practices and lesson learned. Ensure the proper expenditure and timely utilization of the budget allocated for the respective departments; </text:p>
      <text:p text:style-name="P10">Prepare annual, bi-annual, quarterly and monthly &amp; weekly work plans and overseas its implementation accordingly; Ensure that progress narrative and financial reports are prepared and submitted to the programs department and the allocations of the Funds accordingly. </text:p>
      <text:p text:style-name="P10"/>
      <text:p text:style-name="P8"><text:s text:c="10"/>Large format Digital printing press maintenance and repairs Both HP and European <text:s text:c="2"/>Digital press </text:p>
      <text:p text:style-name="P10">Key responsibilities </text:p>
      <text:p text:style-name="P8">Facilitate planning process of different digital printing activities. Participate in installations of European Digital printing press.</text:p>
      <text:p text:style-name="P2"><text:s text:c="5"/>Educational background </text:p>
      <text:p text:style-name="P1"><text:s text:c="12"/>Bachelor of Science degree (Bsc Equvalent) in Accounting, Certified HP Printing Press </text:p>
      <text:p text:style-name="P1"><text:s text:c="12"/>Engineer,Certified INCA spyder European Press Engineer. </text:p>
      <text:p text:style-name="P2"><text:s text:c="5"/>Skills and Competencies </text:p>
      <text:p text:style-name="P1"><text:s text:c="11"/>Computer: Computer hardware installations and maintaince Microsoft office application word, </text:p>
      <text:p text:style-name="P1"><text:s text:c="10"/>excel, power point, and internet browse; Photoshop. </text:p>
      <text:p text:style-name="P1"><text:s text:c="11"/>Report writing Very good in mathematics Team work Meeting tight deadlines.</text:p>
      <text:p text:style-name="P2"><text:soft-page-break/><text:s text:c="6"/>Current activities </text:p>
      <text:p text:style-name="P5"><text:s text:c="9"/>Attending a basic short term course (training) on how to build website using HTLM, CSS and <text:s text:c="7"/></text:p>
      <text:p text:style-name="P5"><text:s text:c="8"/>javascript, which is organized by Refugee Career Hub. Attending Codecademy online course on </text:p>
      <text:p text:style-name="P5"><text:s text:c="9"/>HTLM, CSS and javascript. 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" svg:font-family="Time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t kig</meta:initial-creator>
    <meta:creation-date>2019-07-02T15:51:20</meta:creation-date>
    <meta:document-statistic meta:table-count="0" meta:image-count="0" meta:object-count="0" meta:page-count="2" meta:paragraph-count="31" meta:word-count="266" meta:character-count="2089"/>
    <dc:date>2019-07-02T18:48:36</dc:date>
    <dc:creator>pat kig</dc:creator>
    <meta:editing-duration>PT2H26M34S</meta:editing-duration>
    <meta:editing-cycles>1</meta:editing-cycles>
    <meta:generator>OpenOffice/4.1.6$Unix OpenOffice.org_project/416m1$Build-9790</meta:generator>
  </office:meta>
</office:document-meta>
</file>